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476f6" officeooo:paragraph-rsid="001476f6" style:font-weight-asian="bold" style:font-weight-complex="bold"/>
    </style:style>
    <style:style style:name="P2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1476f6" style:font-weight-asian="bold" style:font-weight-complex="bold"/>
    </style:style>
    <style:style style:name="P3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226e4d" style:font-weight-asian="bold" style:font-weight-complex="bold"/>
    </style:style>
    <style:style style:name="P4" style:family="paragraph" style:parent-style-name="Standard">
      <style:text-properties fo:font-weight="bold" officeooo:rsid="0027cf59" officeooo:paragraph-rsid="0027cf59" style:font-weight-asian="bold" style:font-weight-complex="bold"/>
    </style:style>
    <style:style style:name="P5" style:family="paragraph" style:parent-style-name="Standard" style:list-style-name="L12">
      <style:text-properties fo:font-weight="bold" officeooo:rsid="0027cf59" officeooo:paragraph-rsid="0027cf59" style:font-weight-asian="bold" style:font-weight-complex="bold"/>
    </style:style>
    <style:style style:name="P6" style:family="paragraph" style:parent-style-name="Standard" style:list-style-name="L12">
      <style:paragraph-properties fo:text-align="justify" style:justify-single-word="false"/>
      <style:text-properties fo:font-weight="bold" officeooo:rsid="0027cf59" officeooo:paragraph-rsid="0027cf59" style:font-weight-asian="bold" style:font-weight-complex="bold"/>
    </style:style>
    <style:style style:name="P7" style:family="paragraph" style:parent-style-name="Standard" style:list-style-name="L12">
      <style:paragraph-properties fo:text-align="justify" style:justify-single-word="false"/>
      <style:text-properties fo:font-weight="bold" officeooo:rsid="002856eb" officeooo:paragraph-rsid="002856eb" style:font-weight-asian="bold" style:font-weight-complex="bold"/>
    </style:style>
    <style:style style:name="P8" style:family="paragraph" style:parent-style-name="Standard" style:list-style-name="L12">
      <style:paragraph-properties fo:text-align="justify" style:justify-single-word="false"/>
      <style:text-properties fo:font-weight="bold" officeooo:rsid="0029b4ac" officeooo:paragraph-rsid="0029b4ac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bold" officeooo:rsid="002f4ad8" officeooo:paragraph-rsid="0026d56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39670" officeooo:paragraph-rsid="002856eb" style:font-weight-asian="normal" style:font-weight-complex="normal"/>
    </style:style>
    <style:style style:name="P11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1476f6" style:font-weight-asian="normal" style:font-weight-complex="normal"/>
    </style:style>
    <style:style style:name="P12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1476f6" style:font-weight-asian="normal" style:font-weight-complex="normal"/>
    </style:style>
    <style:style style:name="P13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15a76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5a762" officeooo:paragraph-rsid="0015a762" style:font-weight-asian="normal" style:font-weight-complex="normal"/>
    </style:style>
    <style:style style:name="P15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226e4d" style:font-weight-asian="normal" style:font-weight-complex="normal"/>
    </style:style>
    <style:style style:name="P16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226e4d" style:font-weight-asian="normal" style:font-weight-complex="normal"/>
    </style:style>
    <style:style style:name="P17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25848f" style:font-weight-asian="normal" style:font-weight-complex="normal"/>
    </style:style>
    <style:style style:name="P18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26d56f" style:font-weight-asian="normal" style:font-weight-complex="normal"/>
    </style:style>
    <style:style style:name="P19" style:family="paragraph" style:parent-style-name="Standard" style:list-style-name="L12">
      <style:text-properties fo:font-weight="normal" officeooo:rsid="0027cf59" officeooo:paragraph-rsid="0027cf59" style:font-weight-asian="normal" style:font-weight-complex="normal"/>
    </style:style>
    <style:style style:name="P20" style:family="paragraph" style:parent-style-name="Standard" style:list-style-name="L12">
      <style:paragraph-properties fo:text-align="justify" style:justify-single-word="false"/>
      <style:text-properties fo:font-weight="normal" officeooo:rsid="002856eb" officeooo:paragraph-rsid="002856eb" style:font-weight-asian="normal" style:font-weight-complex="normal"/>
    </style:style>
    <style:style style:name="P21" style:family="paragraph" style:parent-style-name="Standard" style:list-style-name="L12">
      <style:paragraph-properties fo:text-align="justify" style:justify-single-word="false"/>
      <style:text-properties fo:font-weight="normal" officeooo:rsid="002856eb" officeooo:paragraph-rsid="0029b4a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856eb" officeooo:paragraph-rsid="002856eb" style:font-weight-asian="normal" style:font-weight-complex="normal"/>
    </style:style>
    <style:style style:name="P23" style:family="paragraph" style:parent-style-name="Standard" style:list-style-name="L14">
      <style:paragraph-properties fo:text-align="justify" style:justify-single-word="false"/>
      <style:text-properties fo:font-weight="normal" officeooo:rsid="0029b4ac" officeooo:paragraph-rsid="0029b4ac" style:font-weight-asian="normal" style:font-weight-complex="normal"/>
    </style:style>
    <style:style style:name="P24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2d5704" style:font-weight-asian="normal" style:font-weight-complex="normal"/>
    </style:style>
    <style:style style:name="P25" style:family="paragraph" style:parent-style-name="Standard" style:list-style-name="L9">
      <style:paragraph-properties fo:text-align="justify" style:justify-single-word="false"/>
      <style:text-properties officeooo:paragraph-rsid="0015a762"/>
    </style:style>
    <style:style style:name="P26" style:family="paragraph" style:parent-style-name="Standard" style:list-style-name="L9">
      <style:paragraph-properties fo:text-align="justify" style:justify-single-word="false"/>
      <style:text-properties officeooo:rsid="00222f39" officeooo:paragraph-rsid="00222f39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25848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a762" style:font-weight-asian="normal" style:font-weight-complex="normal"/>
    </style:style>
    <style:style style:name="T3" style:family="text">
      <style:text-properties fo:font-weight="normal" officeooo:rsid="00206300" style:font-weight-asian="normal" style:font-weight-complex="normal"/>
    </style:style>
    <style:style style:name="T4" style:family="text">
      <style:text-properties fo:font-weight="normal" officeooo:rsid="00222f39" style:font-weight-asian="normal" style:font-weight-complex="normal"/>
    </style:style>
    <style:style style:name="T5" style:family="text">
      <style:text-properties fo:font-weight="normal" officeooo:rsid="00226e4d" style:font-weight-asian="normal" style:font-weight-complex="normal"/>
    </style:style>
    <style:style style:name="T6" style:family="text">
      <style:text-properties fo:font-weight="normal" officeooo:rsid="0026d56f" style:font-weight-asian="normal" style:font-weight-complex="normal"/>
    </style:style>
    <style:style style:name="T7" style:family="text">
      <style:text-properties fo:font-weight="normal" officeooo:rsid="002d5704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75049"/>
    </style:style>
    <style:style style:name="T10" style:family="text">
      <style:text-properties officeooo:rsid="00206300"/>
    </style:style>
    <style:style style:name="T11" style:family="text">
      <style:text-properties officeooo:rsid="0021e6b2"/>
    </style:style>
    <style:style style:name="T12" style:family="text">
      <style:text-properties officeooo:rsid="00226e4d"/>
    </style:style>
    <style:style style:name="T13" style:family="text">
      <style:text-properties officeooo:rsid="0025848f"/>
    </style:style>
    <style:style style:name="T14" style:family="text">
      <style:text-properties officeooo:rsid="002d570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lučaj upotrebe: Porudžbina koja nije preko veb stranice</text:p>
      <text:p text:style-name="P4"/>
      <text:list xml:id="list8978276386085247807" text:style-name="L12">
        <text:list-item>
          <text:p text:style-name="P5">Kratak opis: <text:span text:style-name="T7">Kupac poručuje robu </text:span><text:span text:style-name="T1">putem poziva, sms poruke ili email-a.</text:span></text:p>
          <text:p text:style-name="P5"><text:span text:style-name="T1"><text:s/></text:span></text:p>
        </text:list-item>
        <text:list-item>
          <text:p text:style-name="P5">Učesnici:</text:p>
          <text:list>
            <text:list-header>
              <text:p text:style-name="P19">Kupac - kreira porudžbinu i kontaktira službenika </text:p>
              <text:p text:style-name="P19">Službenik - prima porudžbinu i unosi je u bazu porudžbina</text:p>
              <text:p text:style-name="P19"><text:s/></text:p>
            </text:list-header>
          </text:list>
        </text:list-item>
        <text:list-item>
          <text:p text:style-name="P6">Preduslovi: <text:span text:style-name="T1">kupac u slučaju poziva konatktira službenika u toku radnog vremena, službenik <text:s/>je na svom radnom mestu, internet konekcija je stabilna na obe strane, službenik je u mogućnosti da napravi novu porudžbinu i <text:s/>da je unese u bazu porudžbina, baza porudžbina je ispravna</text:span></text:p>
          <text:p text:style-name="P6"><text:span text:style-name="T1"/></text:p>
        </text:list-item>
        <text:list-item>
          <text:p text:style-name="P7">Postuslovi: <text:span text:style-name="T1">porudžbina je uneta u bazu porudžbina i poslata je potvrda kupcu</text:span></text:p>
          <text:p text:style-name="P7"><text:span text:style-name="T1"/></text:p>
        </text:list-item>
        <text:list-item>
          <text:p text:style-name="P7">Osnovni tok:</text:p>
          <text:list>
            <text:list-item>
              <text:p text:style-name="P20">Kupac odlučuje šta želi da poruči</text:p>
            </text:list-item>
            <text:list-item>
              <text:p text:style-name="P20">Kupac kontaktira službenika putem poziva, sms poruke ili email-a</text:p>
            </text:list-item>
            <text:list-item>
              <text:p text:style-name="P21">Službenik potvrđuje porudžbinu putem poziva, sms poruke ili email-a</text:p>
            </text:list-item>
            <text:list-item>
              <text:p text:style-name="P20">Službenik na osnovu želja kupca kreira porudžbinu</text:p>
            </text:list-item>
            <text:list-item>
              <text:p text:style-name="P20">Službenik unosi porudžbinu u bazu porudžbina</text:p>
            </text:list-item>
          </text:list>
        </text:list-item>
      </text:list>
      <text:p text:style-name="P22"/>
      <text:list xml:id="list145857459043919" text:continue-numbering="true" text:style-name="L12">
        <text:list-item>
          <text:p text:style-name="P7">Alternativni tok: </text:p>
          <text:list>
            <text:list-header>
              <text:p text:style-name="P8">3: Izostanak potvrde:</text:p>
            </text:list-header>
          </text:list>
        </text:list-item>
      </text:list>
      <text:list xml:id="list8702576392926114333" text:style-name="L14">
        <text:list-item>
          <text:list>
            <text:list-item>
              <text:p text:style-name="P23">slučaj upotrebe se nastavlja od koraka 2.</text:p>
            </text:list-item>
          </text:list>
        </text:list-item>
      </text:list>
      <text:p text:style-name="P10"/>
      <text:p text:style-name="P1">Slu<text:span text:style-name="T9">č</text:span>aj upotrebe: Porud<text:span text:style-name="T9">ž</text:span>bina preko veb stranice</text:p>
      <text:p text:style-name="P1"/>
      <text:list xml:id="list8226014384998698367" text:style-name="L9">
        <text:list-item>
          <text:p text:style-name="P2">Kratak opis: <text:span text:style-name="T7">Kupac poručuje robu</text:span><text:span text:style-name="T1"> preko veb stranice</text:span><text:span text:style-name="T7">.</text:span></text:p>
          <text:p text:style-name="P11"/>
        </text:list-item>
        <text:list-item>
          <text:p text:style-name="P2">Ucesnici: </text:p>
          <text:list>
            <text:list-header>
              <text:p text:style-name="P11">Kupac – kreira svoju porud<text:span text:style-name="T11">ž</text:span>binu stavljanjem zeljenih artikala u virtuelnu korpu </text:p>
              <text:p text:style-name="P11"/>
            </text:list-header>
          </text:list>
        </text:list-item>
        <text:list-item>
          <text:p text:style-name="P2">Preduslovi: <text:span text:style-name="T1">veb stranica je ispravna, internet konekcija je stabilna na obe strane, baz</text:span><text:span text:style-name="T2">a</text:span><text:span text:style-name="T1"> porud</text:span><text:span text:style-name="T3">ž</text:span><text:span text:style-name="T1">bina je ispravna</text:span></text:p>
          <text:p text:style-name="P11"/>
        </text:list-item>
        <text:list-item>
          <text:p text:style-name="P2">Postuslovi: <text:span text:style-name="T2">porud</text:span><text:span text:style-name="T3">ž</text:span><text:span text:style-name="T2">bina je uneta u bazu porud</text:span><text:span text:style-name="T3">ž</text:span><text:span text:style-name="T2">bina </text:span><text:span text:style-name="T3">i</text:span><text:span text:style-name="T2"> posalta je potvrda </text:span><text:span text:style-name="T3">porudžbine kupcu</text:span></text:p>
          <text:p text:style-name="P12"/>
        </text:list-item>
        <text:list-item>
          <text:p text:style-name="P2">Osnovni tok: </text:p>
          <text:list>
            <text:list-item>
              <text:p text:style-name="P26"><text:span text:style-name="T2">K</text:span><text:span text:style-name="T1">upac na veb stranci unosi svoje korisničko ime i lozinku u polja predviđena za to</text:span><text:span text:style-name="T5"> i loguje se</text:span></text:p>
            </text:list-item>
            <text:list-item>
              <text:p text:style-name="P25"><text:span text:style-name="T2">Kupac odlu</text:span><text:span text:style-name="T3">č</text:span><text:span text:style-name="T2">uje </text:span><text:span text:style-name="T4">š</text:span><text:span text:style-name="T2">ta </text:span><text:span text:style-name="T3">ž</text:span><text:span text:style-name="T2">eli da poru</text:span><text:span text:style-name="T3">č</text:span><text:span text:style-name="T2">i</text:span></text:p>
            </text:list-item>
            <text:list-item>
              <text:p text:style-name="P13">Kupac stavlja <text:span text:style-name="T10">ž</text:span>eljene artikle u virtuelnu korpu</text:p>
            </text:list-item>
            <text:list-item>
              <text:p text:style-name="P15">Kupac pritisne dugme poruči kada završi sa odabirom artikala</text:p>
            </text:list-item>
            <text:list-item>
              <text:p text:style-name="P13">Na osnovu artikala u virtuelnoj korpi <text:span text:style-name="T10">i</text:span> kontakt podataka kreira se porud<text:span text:style-name="T12">ž</text:span>bina</text:p>
            </text:list-item>
            <text:list-item>
              <text:p text:style-name="P24">Porudžbina se šalje</text:p>
            </text:list-item>
            <text:list-item>
              <text:p text:style-name="P17">Automatski sistem šalje potvrdu o prijemu porudžbine</text:p>
            </text:list-item>
            <text:list-item>
              <text:p text:style-name="P24">Porudžbina se automatski unosi u bazu porudžbina</text:p>
            </text:list-item>
          </text:list>
        </text:list-item>
      </text:list>
      <text:p text:style-name="P14"/>
      <text:list xml:id="list145856382064474" text:continue-numbering="true" text:style-name="L9">
        <text:list-item>
          <text:p text:style-name="P2">Alternativni tok:</text:p>
          <text:p text:style-name="P3">1<text:span text:style-name="T13">a</text:span>: Kupac nije registrovan korisnik:</text:p>
        </text:list-item>
      </text:list>
      <text:list xml:id="list3025752667770487733" text:style-name="L10">
        <text:list-item>
          <text:p text:style-name="P16">Kupac prelazi na slučaj upotrebe: "<text:span text:style-name="T8">Registracija novih korisnika</text:span>"</text:p>
        </text:list-item>
        <text:list-item>
          <text:p text:style-name="P16"><text:soft-page-break/>Nakon uspešne registracije pokušava ponovo sa korakom 1.</text:p>
        </text:list-item>
      </text:list>
      <text:p text:style-name="P27">1b: Kupac je zaboravio korisničko ime i (ili) lozinku</text:p>
      <text:list xml:id="list7304028359381739458" text:style-name="L11">
        <text:list-item>
          <text:p text:style-name="P18">Kupac prelazi na slučaj upotrebe: "<text:span text:style-name="T8">Zaboravljena lozinka i (ili) korisničko ime</text:span>"</text:p>
        </text:list-item>
        <text:list-item>
          <text:p text:style-name="P18">Nakon uspešnog oporavka pokušava ponovo sa korakom 1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40:54.596311261</meta:creation-date>
    <dc:date>2017-11-09T14:58:55.701810646</dc:date>
    <meta:editing-duration>PT1H58M5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349" meta:character-count="2187" meta:non-whitespace-character-count="1896"/>
  </office:meta>
</office:document-meta>
</file>